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371cm"/>
    </style:style>
    <style:style style:name="co6" style:family="table-column">
      <style:table-column-properties fo:break-before="auto" style:column-width="5.082cm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4" style:family="table-cell" style:parent-style-name="Default">
      <style:table-cell-properties fo:background-color="#00ff00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Possible degrees of freedom:</text:p>
          </table:table-cell>
          <table:table-cell office:value-type="string">
            <text:p>Implemented</text:p>
          </table:table-cell>
          <table:table-cell table:style-name="ce9" office:value-type="string">
            <text:p>Description</text:p>
          </table:table-cell>
          <table:table-cell office:value-type="string">
            <text:p>Remark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3">
          <table:table-cell table:style-name="ce1" office:value-type="string">
            <text:p><text:s/>- Click</text:p>
          </table:table-cell>
          <table:table-cell table:style-name="ce10"/>
          <table:table-cell table:style-name="ce12" table:number-columns-repeated="102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table:style-name="ce2" office:value-type="string">
            <text:p><text:s text:c="8"/>- Empty space clicked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Before convergence: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Deselecting a selected ball, in case there is a selected on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6"/>- CTRL</text:p>
          </table:table-cell>
          <table:table-cell office:value-type="string">
            <text:p>-</text:p>
          </table:table-cell>
          <table:table-cell table:style-name="ce13" office:value-type="string">
            <text:p>Putting a previously selected ball to a clicked position. In case there is none, put a last one ther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6"/>- SHIFT</text:p>
          </table:table-cell>
          <table:table-cell office:value-type="string">
            <text:p>-</text:p>
          </table:table-cell>
          <table:table-cell office:value-type="string">
            <text:p>Putting all the scattered balls to a mouse cursor clicked posi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table:style-name="ce13" office:value-type="string">
            <text:p>? Arrange a scattering balls in a circular manner around a clicked position</text:p>
          </table:table-cell>
          <table:table-cell office:value-type="string">
            <text:p>Implementation of this feature requires passing a mouse cursor position to a Dot class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After convergence: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Going of a balls in a different directions, with bouncing off the window borders and no convergenc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6" office:value-type="string">
            <text:p><text:s text:c="16"/>- CTRL</text:p>
          </table:table-cell>
          <table:table-cell office:value-type="string">
            <text:p>-</text:p>
          </table:table-cell>
          <table:table-cell table:style-name="ce13" office:value-type="string">
            <text:p>Going towards a clicked mouse position, with bouncing off the window borders and no convergenc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6" office:value-type="string">
            <text:p><text:s text:c="16"/>- SHIFT</text:p>
          </table:table-cell>
          <table:table-cell office:value-type="string">
            <text:p>-</text:p>
          </table:table-cell>
          <table:table-cell table:style-name="ce13" office:value-type="string">
            <text:p>Going outwards of a clicked mouse position (Going away from a click)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table:style-name="ce13" office:value-type="string">
            <text:p>Going outwards of a center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7"/>
          <table:table-cell/>
          <table:table-cell table:style-name="ce7"/>
          <table:table-cell table:number-columns-repeated="1021"/>
        </table:table-row>
        <table:table-row table:style-name="ro3">
          <table:table-cell table:style-name="ce2" office:value-type="string">
            <text:p><text:s text:c="8"/>- Ball clicked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Selecting a ball</text:p>
          </table:table-cell>
          <table:table-cell office:value-type="string">
            <text:p>Selected ball becomes yellow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 text:c="16"/>- CTRL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<text:s text:c="16"/>-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3">
          <table:table-cell table:style-name="ce2" office:value-type="string">
            <text:p><text:s text:c="8"/>- Start button clicked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Ordinary convergenc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<text:s text:c="16"/>- CTRL</text:p>
          </table:table-cell>
          <table:table-cell office:value-type="string">
            <text:p>-</text:p>
          </table:table-cell>
          <table:table-cell office:value-type="string">
            <text:p>Convergence to a chosen ball, i.e. "Blackhole"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<text:s text:c="16"/>- SHIFT</text:p>
          </table:table-cell>
          <table:table-cell table:style-name="ce11" office:value-type="string">
            <text:p>-</text:p>
          </table:table-cell>
          <table:table-cell office:value-type="string">
            <text:p>Going away from a chosen ball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table:style-name="ce14" office:value-type="string">
            <text:p>Convergence in an accelerated way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<text:s text:c="8"/>- Wheel move</text:p>
          </table:table-cell>
          <table:table-cell table:number-columns-repeated="1023"/>
        </table:table-row>
        <table:table-row table:style-name="ro6">
          <table:table-cell table:style-name="ce2"/>
          <table:table-cell table:number-columns-repeated="1023"/>
        </table:table-row>
        <table:table-row table:style-name="ro1">
          <table:table-cell office:value-type="string">
            <text:p><text:s text:c="12"/>- Ball selected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Rotating a scattered balls around a selected on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6"/>- CTRL</text:p>
          </table:table-cell>
          <table:table-cell office:value-type="string">
            <text:p>-</text:p>
          </table:table-cell>
          <table:table-cell office:value-type="string">
            <text:p>Zooming in/out a scattered ball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<text:s text:c="16"/>-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 office:value-type="string">
            <text:p><text:s text:c="12"/>- Nothing is selected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" office:value-type="string">
            <text:p><text:s text:c="16"/>- No any functional key pressed</text:p>
          </table:table-cell>
          <table:table-cell office:value-type="string">
            <text:p>-</text:p>
          </table:table-cell>
          <table:table-cell office:value-type="string">
            <text:p>Moving a destination balls in their shap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6"/>- CTRL</text:p>
          </table:table-cell>
          <table:table-cell office:value-type="string">
            <text:p>-</text:p>
          </table:table-cell>
          <table:table-cell office:value-type="string">
            <text:p>Zooming in/out a destination ball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6"/>- SHIFT</text:p>
          </table:table-cell>
          <table:table-cell office:value-type="string">
            <text:p>-</text:p>
          </table:table-cell>
          <table:table-cell office:value-type="string">
            <text:p>Changing a shape of a destination ball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<text:s text:c="16"/>- CTRL &amp;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3">
          <table:table-cell table:style-name="ce1" office:value-type="string">
            <text:p><text:s/>- Dragging a ball</text:p>
          </table:table-cell>
          <table:table-cell table:style-name="ce10"/>
          <table:table-cell table:style-name="ce12" table:number-columns-repeated="1022"/>
        </table:table-row>
        <table:table-row table:style-name="ro6">
          <table:table-cell table:style-name="ce2"/>
          <table:table-cell table:number-columns-repeated="1023"/>
        </table:table-row>
        <table:table-row table:style-name="ro1">
          <table:table-cell table:style-name="ce8" office:value-type="string">
            <text:p><text:s text:c="12"/>- No any functional key pressed</text:p>
          </table:table-cell>
          <table:table-cell office:value-type="string">
            <text:p>-</text:p>
          </table:table-cell>
          <table:table-cell office:value-type="string">
            <text:p>Moving a selected ball around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string">
            <text:p>-</text:p>
          </table:table-cell>
          <table:table-cell table:style-name="ce13" office:value-type="string">
            <text:p>? Twist a destination balls using mouse dragging, in case a destination ball is click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 text:c="12"/>- CTRL</text:p>
          </table:table-cell>
          <table:table-cell office:value-type="string">
            <text:p>-</text:p>
          </table:table-cell>
          <table:table-cell office:value-type="string">
            <text:p>Moving a selected ball and all the rest balls around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6" office:value-type="string">
            <text:p><text:s text:c="12"/>- SHIFT</text:p>
          </table:table-cell>
          <table:table-cell office:value-type="string">
            <text:p>-</text:p>
          </table:table-cell>
          <table:table-cell table:style-name="ce13" office:value-type="string">
            <text:p>? Moving all the balls, but not a selected o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5" office:value-type="string">
            <text:p><text:s text:c="12"/>- CTRL &amp; SHIFT</text:p>
          </table:table-cell>
          <table:table-cell office:value-type="string">
            <text:p>-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- Changing a color of a balls.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- Convergence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3"/>- Converging in a circular manne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3"/>- Leaving a screen area, popping up in the center &amp; then going to a destination ball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 Use alpha channel to blink the balls in one way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 Make a converged balls to be moved in a circle, once random balls reach them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 Incrementing / decrementing a number of a balls interactively. This has to do with turning an ordinary array into an ArrayLis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>
            <text:p>? Converge to a chosen ball not until the end and then go away and back again endless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? Add a scattering in a spiral view, center of which is a mouse curs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? Extra degree of freedom – pressed tab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ossible action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g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i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ler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 a bal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onverg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a b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the same del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a cent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ing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6.10.2015</text:date>, <text:time>09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3M41S</meta:editing-duration>
    <meta:editing-cycles>135</meta:editing-cycles>
    <meta:generator>LibreOffice/3.4$Win32 LibreOffice_project/340m1$Build-103</meta:generator>
    <dc:date>2015-10-16T09:15:49.77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